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11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12" style:family="graphic" style:parent-style-name="standard">
      <style:graphic-properties draw:textarea-horizontal-align="justify" draw:textarea-vertical-align="middle" draw:auto-grow-height="false" fo:min-height="0.794cm" fo:min-width="0.54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4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47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textarea-horizontal-align="justify" draw:textarea-vertical-align="middle" draw:auto-grow-height="false" fo:min-height="0.78cm" fo:min-width="0.3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1.62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.367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fo:min-height="0.5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7" style:family="paragraph">
      <style:paragraph-properties fo:text-align="center" style:writing-mode="lr-tb"/>
      <style:text-properties fo:language="en" fo:country="GB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10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11" style:family="paragraph">
      <style:paragraph-properties fo:text-align="center" style:writing-mode="lr-tb"/>
      <style:text-properties fo:font-size="18pt" fo:language="en" fo:country="GB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10.5pt" fo:language="en" fo:country="GB" style:font-size-asian="10.5pt" style:font-size-complex="10.5pt"/>
    </style:style>
    <style:style style:name="T9" style:family="text">
      <style:text-properties style:text-position="-33% 58%" fo:font-size="10.5pt" fo:language="en" fo:country="GB" style:font-size-asian="10.5pt" style:font-size-complex="10.5pt"/>
    </style:style>
    <style:style style:name="T10" style:family="text">
      <style:text-properties fo:font-size="10.5pt" fo:language="en" fo:country="GB"/>
    </style:style>
    <style:style style:name="T11" style:family="text">
      <style:text-properties style:text-position="-33% 58%" fo:font-size="10.5pt" fo:language="en" fo:country="GB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text-position="-33% 58%" fo:font-size="10.5pt" style:font-size-asian="10.5pt" style:font-size-complex="10.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205cm" svg:y1="2.848cm" svg:x2="-4.205cm" svg:y2="0.679cm">
            <text:p/>
          </draw:line>
          <draw:line draw:style-name="gr1" draw:text-style-name="P1" draw:layer="layout" svg:x1="-4.197cm" svg:y1="2.849cm" svg:x2="-4.197cm" svg:y2="0.68cm">
            <text:p/>
          </draw:line>
          <draw:line draw:style-name="gr1" draw:text-style-name="P1" draw:layer="layout" svg:x1="-4.508cm" svg:y1="1.269cm" svg:x2="-4.515cm" svg:y2="2.347cm">
            <text:p/>
          </draw:line>
          <draw:line draw:style-name="gr1" draw:text-style-name="P1" draw:layer="layout" svg:x1="-4.78cm" svg:y1="1.559cm" svg:x2="-4.783cm" svg:y2="2.077cm">
            <text:p/>
          </draw:line>
          <draw:line draw:style-name="gr1" draw:text-style-name="P1" draw:layer="layout" svg:x1="-4.179cm" svg:y1="1.793cm" svg:x2="-3.485cm" svg:y2="1.80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connector draw:style-name="gr3" draw:text-style-name="P3" draw:layer="layout" svg:x1="17.201cm" svg:y1="14.523cm" svg:x2="12.644cm" svg:y2="14.948cm" svg:d="M17201 14523h-2278v425h-2279" svg:viewBox="0 0 4558 426">
          <text:p/>
        </draw:connector>
        <draw:frame draw:style-name="gr4" draw:text-style-name="P4" draw:layer="layout" svg:width="3.168cm" svg:height="1.114cm" svg:x="12.988cm" svg:y="14.535cm">
          <draw:text-box>
            <text:p><text:span text:style-name="T1">V</text:span><text:span text:style-name="T2">c</text:span><text:span text:style-name="T1"> = K</text:span><text:span text:style-name="T2">c</text:span><text:span text:style-name="T1"> I</text:span><text:span text:style-name="T2">c</text:span><text:span text:style-name="T3"> </text:span></text:p>
          </draw:text-box>
        </draw:frame>
        <draw:custom-shape draw:style-name="gr5" draw:text-style-name="P3" xml:id="id1" draw:id="id1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84cm" svg:y1="15.681cm" svg:x2="12.644cm" svg:y2="14.948cm" draw:start-shape="id1" draw:start-glue-point="1" svg:d="M10984 15681h1080v-733h580" svg:viewBox="0 0 1661 734">
          <text:p/>
        </draw:connector>
        <draw:connector draw:style-name="gr3" draw:text-style-name="P5" draw:layer="layout" svg:x1="7.651cm" svg:y1="14.422cm" svg:x2="9.309cm" svg:y2="15.681cm" draw:end-shape="id1" draw:end-glue-point="3" svg:d="M7651 14422h578v1259h1080" svg:viewBox="0 0 1659 1260">
          <text:p/>
        </draw:connector>
        <draw:frame draw:style-name="gr6" draw:text-style-name="P4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2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5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custom-shape draw:style-name="gr10" draw:text-style-name="P3" xml:id="id2" draw:id="id2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9" draw:id="id9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4" draw:id="id4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8" draw:id="id8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88cm" svg:y1="1.109cm" svg:x2="1.565cm" svg:y2="1.962cm" draw:start-shape="id2" draw:start-glue-point="3" draw:end-shape="id3" draw:end-glue-point="4" svg:d="M2888 1109h-1323v853" svg:viewBox="0 0 1324 854">
          <text:p/>
        </draw:connector>
        <draw:connector draw:style-name="gr3" draw:text-style-name="P3" draw:layer="layout" svg:x1="1.565cm" svg:y1="3.436cm" svg:x2="2.888cm" svg:y2="4.228cm" draw:start-shape="id3" draw:start-glue-point="8" draw:end-shape="id4" draw:end-glue-point="3" svg:d="M1565 3436v792h1323" svg:viewBox="0 0 1324 793">
          <text:p/>
        </draw:connector>
        <draw:connector draw:style-name="gr3" draw:text-style-name="P3" draw:layer="layout" draw:line-skew="0.07cm" svg:x1="9.198cm" svg:y1="6.581cm" svg:x2="5.554cm" svg:y2="6.921cm" draw:start-shape="id5" draw:start-glue-point="2" draw:end-shape="id6" draw:end-glue-point="6" svg:d="M9198 6581v912h-3644v-572" svg:viewBox="0 0 3645 913">
          <text:p/>
        </draw:connector>
        <draw:connector draw:style-name="gr3" draw:text-style-name="P3" draw:layer="layout" svg:x1="4.227cm" svg:y1="4.228cm" svg:x2="6.807cm" svg:y2="4.228cm" draw:start-shape="id4" draw:start-glue-point="1" draw:end-shape="id7" draw:end-glue-point="3" svg:d="M4227 4228h2580" svg:viewBox="0 0 2581 1">
          <text:p/>
        </draw:connector>
        <draw:connector draw:style-name="gr3" draw:text-style-name="P3" draw:layer="layout" svg:x1="5.561cm" svg:y1="3.301cm" svg:x2="6.807cm" svg:y2="4.228cm" draw:start-shape="id8" draw:start-glue-point="3" draw:end-shape="id7" draw:end-glue-point="3" svg:d="M5561 3301v927h1246" svg:viewBox="0 0 1247 928">
          <text:p/>
        </draw:connector>
        <draw:connector draw:style-name="gr3" draw:text-style-name="P3" draw:layer="layout" svg:x1="6.727cm" svg:y1="1.109cm" svg:x2="5.561cm" svg:y2="1.962cm" draw:start-shape="id9" draw:start-glue-point="3" draw:end-shape="id8" draw:end-glue-point="1" svg:d="M6727 1109h-1166v853" svg:viewBox="0 0 1167 854">
          <text:p/>
        </draw:connector>
        <draw:custom-shape draw:style-name="gr12" draw:text-style-name="P7" xml:id="id3" draw:id="id3" draw:layer="layout" svg:width="1.473cm" svg:height="1.474cm" svg:x="0.828cm" svg:y="1.962cm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custom-shape draw:style-name="gr13" draw:text-style-name="P3" draw:layer="layout" svg:width="1.473cm" svg:height="1.474cm" svg:x="8.462cm" svg:y="5.107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8" draw:layer="layout" svg:x1="9.199cm" svg:y1="6.333cm" svg:x2="9.199cm" svg:y2="5.321cm">
            <text:p/>
          </draw:line>
        </draw:g>
        <draw:frame draw:style-name="gr15" draw:text-style-name="P9" draw:layer="layout" svg:width="0.867cm" svg:height="0.762cm" svg:x="0.127cm" svg:y="2.54cm">
          <draw:text-box>
            <text:p><text:span text:style-name="T8">V</text:span><text:span text:style-name="T9">a</text:span></text:p>
          </draw:text-box>
        </draw:frame>
        <draw:frame draw:style-name="gr16" draw:text-style-name="P10" draw:layer="layout" svg:width="1.973cm" svg:height="0.784cm" svg:x="9.203cm" svg:y="3.429cm">
          <draw:text-box>
            <text:p><text:span text:style-name="T10">I</text:span><text:span text:style-name="T11">b</text:span><text:span text:style-name="T10"> = K</text:span><text:span text:style-name="T11">b</text:span><text:span text:style-name="T10"> V</text:span><text:span text:style-name="T11">b</text:span></text:p>
          </draw:text-box>
        </draw:frame>
        <draw:g xml:id="id10" draw:id="id10">
          <draw:custom-shape draw:style-name="gr17" draw:text-style-name="P3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8" draw:text-style-name="P8" draw:layer="layout" svg:x1="9.186cm" svg:y1="2.231cm" svg:x2="9.186cm" svg:y2="3.243cm">
            <text:p/>
          </draw:line>
        </draw:g>
        <draw:custom-shape draw:style-name="gr19" draw:text-style-name="P11" xml:id="id6" draw:id="id6" draw:layer="layout" svg:width="1.722cm" svg:height="2.058cm" svg:x="4.693cm" svg:y="4.863cm">
          <text:p text:style-name="P11"><text:span text:style-name="T3">+</text:span></text:p>
          <text:p text:style-name="P11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4" draw:layer="layout" svg:width="2.124cm" svg:height="0.993cm" svg:x="5.877cm" svg:y="5.865cm">
          <draw:text-box>
            <text:p><text:span text:style-name="T12">V</text:span><text:span text:style-name="T13">c</text:span><text:span text:style-name="T12"> = K</text:span><text:span text:style-name="T13">c</text:span><text:span text:style-name="T12"> I</text:span><text:span text:style-name="T13">c</text:span><text:span text:style-name="T3"> </text:span></text:p>
          </draw:text-box>
        </draw:frame>
        <draw:connector draw:style-name="gr3" draw:text-style-name="P5" draw:layer="layout" svg:x1="4.227cm" svg:y1="4.228cm" svg:x2="5.554cm" svg:y2="4.863cm" draw:start-shape="id4" draw:start-glue-point="1" draw:end-shape="id6" draw:end-glue-point="4" svg:d="M4227 4228h1327v635" svg:viewBox="0 0 1328 636">
          <text:p/>
        </draw:connector>
        <draw:connector draw:style-name="gr3" draw:text-style-name="P5" draw:layer="layout" svg:x1="4.227cm" svg:y1="1.109cm" svg:x2="5.561cm" svg:y2="1.962cm" draw:start-shape="id2" draw:start-glue-point="1" draw:end-shape="id8" draw:end-glue-point="1" svg:d="M4227 1109h1334v853" svg:viewBox="0 0 1335 854">
          <text:p/>
        </draw:connector>
        <draw:connector draw:style-name="gr3" draw:text-style-name="P5" draw:layer="layout" svg:x1="8.146cm" svg:y1="4.228cm" svg:x2="9.198cm" svg:y2="5.107cm" draw:start-shape="id7" draw:start-glue-point="1" draw:end-shape="id5" draw:end-glue-point="0" svg:d="M8146 4228h1052v879" svg:viewBox="0 0 1053 880">
          <text:p/>
        </draw:connector>
        <draw:connector draw:style-name="gr3" draw:text-style-name="P5" draw:layer="layout" svg:x1="8.066cm" svg:y1="1.109cm" svg:x2="9.188cm" svg:y2="1.634cm" draw:start-shape="id9" draw:start-glue-point="1" draw:end-shape="id10" draw:end-glue-point="0" svg:d="M8066 1109h1122v525" svg:viewBox="0 0 1123 526">
          <text:p/>
        </draw:connector>
        <draw:connector draw:style-name="gr3" draw:text-style-name="P5" draw:layer="layout" svg:x1="9.188cm" svg:y1="3.691cm" svg:x2="9.198cm" svg:y2="5.107cm" draw:start-shape="id10" draw:start-glue-point="2" draw:end-shape="id5" draw:end-glue-point="0" svg:d="M9188 3691v708h10v708" svg:viewBox="0 0 11 1417">
          <text:p/>
        </draw:connector>
        <draw:custom-shape draw:style-name="gr10" draw:text-style-name="P3" xml:id="id11" draw:id="id11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2" draw:id="id12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226cm" svg:y1="7.507cm" svg:x2="5.554cm" svg:y2="6.921cm" draw:start-shape="id11" draw:start-glue-point="1" draw:end-shape="id6" draw:end-glue-point="6" svg:d="M4226 7507h1328v-586" svg:viewBox="0 0 1329 587">
          <text:p/>
        </draw:connector>
        <draw:connector draw:style-name="gr3" draw:text-style-name="P5" draw:layer="layout" svg:x1="1.561cm" svg:y1="5.161cm" svg:x2="2.888cm" svg:y2="4.228cm" draw:start-shape="id12" draw:start-glue-point="1" draw:end-shape="id4" draw:end-glue-point="3" svg:d="M1561 5161v-933h1327" svg:viewBox="0 0 1328 934">
          <text:p/>
        </draw:connector>
        <draw:connector draw:style-name="gr3" draw:text-style-name="P5" draw:layer="layout" svg:x1="1.561cm" svg:y1="6.5cm" svg:x2="2.887cm" svg:y2="7.507cm" draw:start-shape="id12" draw:start-glue-point="3" draw:end-shape="id11" draw:end-glue-point="3" svg:d="M1561 6500v1007h1326" svg:viewBox="0 0 1327 1008">
          <text:p/>
        </draw:connector>
        <draw:frame draw:style-name="gr21" draw:text-style-name="P9" draw:layer="layout" svg:width="0.723cm" svg:height="0.891cm" svg:x="9.971cm" svg:y="6.092cm">
          <draw:text-box>
            <text:p><text:span text:style-name="T8">I</text:span><text:span text:style-name="T9">d</text:span></text:p>
          </draw:text-box>
        </draw:frame>
        <draw:frame draw:style-name="gr22" draw:text-style-name="P2" draw:layer="layout" svg:width="0.929cm" svg:height="0.891cm" svg:x="3.181cm" svg:y="1.33cm">
          <draw:text-box>
            <text:p><text:span text:style-name="T14">R</text:span><text:span text:style-name="T15">1</text:span></text:p>
          </draw:text-box>
        </draw:frame>
        <draw:frame draw:style-name="gr22" draw:text-style-name="P12" draw:layer="layout" svg:width="0.929cm" svg:height="0.891cm" svg:x="3.163cm" svg:y="7.728cm">
          <draw:text-box>
            <text:p><text:span text:style-name="T14">R</text:span><text:span text:style-name="T15">7</text:span></text:p>
          </draw:text-box>
        </draw:frame>
        <draw:frame draw:style-name="gr22" draw:text-style-name="P12" draw:layer="layout" svg:width="0.929cm" svg:height="0.891cm" svg:x="7.058cm" svg:y="4.449cm">
          <draw:text-box>
            <text:p><text:span text:style-name="T14">R</text:span><text:span text:style-name="T15">5</text:span></text:p>
          </draw:text-box>
        </draw:frame>
        <draw:frame draw:style-name="gr23" draw:text-style-name="P12" draw:layer="layout" svg:width="0.939cm" svg:height="0.751cm" svg:x="3.125cm" svg:y="4.445cm">
          <draw:text-box>
            <text:p><text:span text:style-name="T14">R</text:span><text:span text:style-name="T15">4</text:span></text:p>
          </draw:text-box>
        </draw:frame>
        <draw:frame draw:style-name="gr24" draw:text-style-name="P12" draw:layer="layout" svg:width="0.93cm" svg:height="0.891cm" svg:x="5.653cm" svg:y="2.304cm">
          <draw:text-box>
            <text:p><text:span text:style-name="T14">R</text:span><text:span text:style-name="T15">3</text:span></text:p>
          </draw:text-box>
        </draw:frame>
        <draw:frame draw:style-name="gr22" draw:text-style-name="P2" draw:layer="layout" svg:width="0.929cm" svg:height="0.891cm" svg:x="6.983cm" svg:y="1.33cm">
          <draw:text-box>
            <text:p><text:span text:style-name="T14">R</text:span><text:span text:style-name="T15">2</text:span></text:p>
          </draw:text-box>
        </draw:frame>
        <draw:frame draw:style-name="gr25" draw:text-style-name="P12" draw:layer="layout" svg:width="0.888cm" svg:height="0.751cm" svg:x="0.508cm" svg:y="5.334cm">
          <draw:text-box>
            <text:p><text:span text:style-name="T14">R</text:span><text:span text:style-name="T15">6</text:span></text:p>
          </draw:text-box>
        </draw:frame>
        <draw:custom-shape draw:style-name="gr8" draw:text-style-name="P5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9.053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0.867cm" svg:height="1.573cm" svg:x="4.467cm" svg:y="1.983cm">
          <draw:text-box>
            <text:p><text:span text:style-name="T14">+</text:span></text:p>
            <text:p><text:span text:style-name="T14">V</text:span><text:span text:style-name="T15">b</text:span></text:p>
            <text:p><text:span text:style-name="T14">-</text:span></text:p>
          </draw:text-box>
        </draw:frame>
        <draw:line draw:style-name="gr27" draw:text-style-name="P13" draw:layer="layout" svg:x1="2.077cm" svg:y1="5.156cm" svg:x2="2.077cm" svg:y2="6.629cm">
          <text:p/>
        </draw:line>
        <draw:frame draw:style-name="gr28" draw:text-style-name="P14" draw:layer="layout" svg:width="0.82cm" svg:height="0.751cm" svg:x="1.974cm" svg:y="5.434cm">
          <draw:text-box>
            <text:p><text:span text:style-name="T16">I</text:span><text:span text:style-name="T17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20:25:03.468769469</dc:date>
    <meta:editing-duration>PT3H12M13S</meta:editing-duration>
    <meta:editing-cycles>5</meta:editing-cycles>
    <meta:generator>LibreOffice/6.4.6.2$Linux_X86_64 LibreOffice_project/40$Build-2</meta:generator>
    <meta:document-statistic meta:object-count="64"/>
  </office:meta>
</office:document-meta>
</file>